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0f6212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officeooo:rsid="000ee49d" officeooo:paragraph-rsid="000f6212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officeooo:rsid="000ee49d" officeooo:paragraph-rsid="000f6212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officeooo:rsid="000f6212" officeooo:paragraph-rsid="000f6212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e8df5" officeooo:paragraph-rsid="000e8df5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0ee49d" officeooo:paragraph-rsid="000f6212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officeooo:rsid="000e8df5" officeooo:paragraph-rsid="000e8df5"/>
    </style:style>
    <style:style style:name="P8" style:family="paragraph" style:parent-style-name="Standard"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/>
      <style:text-properties style:font-name="Times New Roman" fo:font-size="18pt" officeooo:rsid="000e8df5" officeooo:paragraph-rsid="000e8df5" style:font-size-asian="18pt" style:font-size-complex="18pt"/>
    </style:style>
    <style:style style:name="P9" style:family="paragraph" style:parent-style-name="Standard"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/>
      <style:text-properties style:font-name="Times New Roman" fo:font-size="18pt" fo:font-weight="bold" officeooo:rsid="000e8df5" officeooo:paragraph-rsid="000e8df5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/>
      <style:text-properties officeooo:paragraph-rsid="000e8df5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weight="bold" officeooo:rsid="000ee49d" officeooo:paragraph-rsid="000f6212" style:font-weight-asian="bold" style:font-weight-complex="bold"/>
    </style:style>
    <style:style style:name="P12" style:family="paragraph" style:parent-style-name="Standard">
      <style:paragraph-properties fo:line-height="150%" fo:text-align="end" style:justify-single-word="false"/>
      <style:text-properties style:font-name="Times New Roman" fo:font-weight="bold" officeooo:rsid="000ee49d" officeooo:paragraph-rsid="0016a72c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0ee49d" officeooo:paragraph-rsid="0016a72c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e8df5" officeooo:paragraph-rsid="0016a72c" style:font-weight-asian="bold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officeooo:rsid="000f6212" officeooo:paragraph-rsid="000f6212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officeooo:rsid="000f6212" officeooo:paragraph-rsid="0016a72c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officeooo:rsid="000e8df5" officeooo:paragraph-rsid="0016a72c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officeooo:rsid="000ee49d" officeooo:paragraph-rsid="0016a72c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officeooo:rsid="000ee49d" officeooo:paragraph-rsid="0016a72c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5pt" fo:font-weight="bold" officeooo:rsid="000e8df5" officeooo:paragraph-rsid="0016a72c" style:font-size-asian="15pt" style:font-weight-asian="bold" style:font-size-complex="15p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20pt" officeooo:rsid="000e8df5" officeooo:paragraph-rsid="0016a72c" style:font-size-asian="20pt" style:font-size-complex="20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20pt" officeooo:rsid="000e8df5" officeooo:paragraph-rsid="000e8df5" style:font-size-asian="20pt" style:font-size-complex="20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officeooo:rsid="00174356" officeooo:paragraph-rsid="00174356"/>
    </style:style>
    <style:style style:name="P24" style:family="paragraph" style:parent-style-name="Standard">
      <style:text-properties officeooo:paragraph-rsid="0016a72c"/>
    </style:style>
    <style:style style:name="P25" style:family="paragraph" style:parent-style-name="Standard"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/>
      <style:text-properties style:font-name="Times New Roman" fo:font-size="18pt" fo:font-weight="bold" officeooo:rsid="000e8df5" officeooo:paragraph-rsid="0016a72c" style:font-size-asian="18pt" style:font-weight-asian="bold" style:font-size-complex="18pt" style:font-weight-complex="bold"/>
    </style:style>
    <style:style style:name="P26" style:family="paragraph" style:parent-style-name="Standard">
      <style:paragraph-properties fo:margin-left="0in" fo:margin-right="0in" fo:margin-top="0.0398in" fo:margin-bottom="0.0398in" loext:contextual-spacing="false" fo:line-height="150%" fo:text-align="center" style:justify-single-word="false" fo:text-indent="0in" style:auto-text-indent="false"/>
      <style:text-properties style:font-name="Times New Roman" fo:font-size="18pt" fo:font-weight="bold" officeooo:rsid="000f6212" officeooo:paragraph-rsid="0016a72c" style:font-size-asian="18pt" style:font-weight-asian="bold" style:font-size-complex="18pt" style:font-weight-complex="bold"/>
    </style:style>
    <style:style style:name="P27" style:family="paragraph" style:parent-style-name="Standard"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/>
      <style:text-properties style:font-name="Times New Roman" officeooo:rsid="000e8df5" officeooo:paragraph-rsid="0016a72c"/>
    </style:style>
    <style:style style:name="P28" style:family="paragraph" style:parent-style-name="Standard"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/>
      <style:text-properties officeooo:paragraph-rsid="0016a72c"/>
    </style:style>
    <style:style style:name="T1" style:family="text">
      <style:text-properties officeooo:rsid="000ee4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e49d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ee49d" style:font-size-asian="15pt" style:font-weight-asian="bold" style:font-size-complex="15pt" style:font-weight-complex="bold"/>
    </style:style>
    <style:style style:name="T6" style:family="text">
      <style:text-properties style:font-name="Times New Roman" fo:font-size="18pt" fo:font-weight="bold" officeooo:rsid="000ee49d" style:font-size-asian="18pt" style:font-weight-asian="bold" style:font-size-complex="18pt" style:font-weight-complex="bold"/>
    </style:style>
    <style:style style:name="T7" style:family="text">
      <style:text-properties style:font-name="Times New Roman" fo:font-size="18pt" fo:font-weight="bold" officeooo:rsid="000e8df5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0ee49d" style:font-size-asian="18pt" style:font-weight-asian="bold" style:font-size-complex="18pt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-start text:name="__DdeLink__82_3629384454"/><text:bookmark-start text:name="__DdeLink__85_3629384454"/>U<text:span text:style-name="T2">NIVERSITATEA „TRANSILVANIA” DIN </text:span><text:span text:style-name="T3">BRAȘOV</text:span><text:span text:style-name="T2"> </text:span></text:p>
      <text:p text:style-name="P9">FACULTATEA DE <text:span text:style-name="T1">ȘTIINȚE</text:span> ECONOMICE </text:p>
      <text:p text:style-name="P10"><text:span text:style-name="T6">ȘI</text:span><text:span text:style-name="T7"> ADMINISTRAREA AFACERILOR </text:span></text:p>
      <text:p text:style-name="P9">Programul de studii </text:p>
      <text:p text:style-name="P9">INFORMATICA ECONOMIC<text:span text:style-name="T1">Ă</text:span><text:bookmark-end text:name="__DdeLink__82_3629384454"/></text:p>
      <text:p text:style-name="P5"/>
      <text:p text:style-name="P7"/>
      <text:p text:style-name="P7"/>
      <text:p text:style-name="P7"/>
      <text:p text:style-name="P22"><text:span text:style-name="T2">LUCRARE DE </text:span><text:span text:style-name="T3">LICENȚĂ</text:span></text:p>
      <text:p text:style-name="P7"/>
      <text:p text:style-name="P7"/>
      <text:p text:style-name="P7"/>
      <text:p text:style-name="P7"/>
      <text:p text:style-name="P7"/>
      <text:p text:style-name="P7"/>
      <text:p text:style-name="P2"/>
      <text:section text:style-name="Sect1" text:name="Section1">
        <text:p text:style-name="P6">Conducător științific</text:p>
        <text:p text:style-name="P3"><text:span text:style-name="T2">Conf. dr.</text:span> Sângeorzan Livia </text:p>
        <text:p text:style-name="P11">Absolvent</text:p>
        <text:p text:style-name="Standard">Vasilică F. Florin</text:p>
      </text:section>
      <text:p text:style-name="P3"/>
      <text:p text:style-name="P3"/>
      <text:p text:style-name="P4"/>
      <text:p text:style-name="P4"/>
      <text:p text:style-name="P4"/>
      <text:p text:style-name="P16">Brașov 2017</text:p>
      <text:p text:style-name="P27"><text:bookmark-start text:name="__DdeLink__82_36293844541"/><text:bookmark-end text:name="__DdeLink__85_3629384454"/><text:soft-page-break/><text:span text:style-name="T8">U</text:span><text:span text:style-name="T9">NIVERSITATEA „TRANSILVANIA” DIN </text:span><text:span text:style-name="T10">BRAȘOV</text:span><text:span text:style-name="T9"> </text:span></text:p>
      <text:p text:style-name="P25">FACULTATEA DE <text:span text:style-name="T1">ȘTIINȚE</text:span> ECONOMICE </text:p>
      <text:p text:style-name="P28"><text:span text:style-name="T6">ȘI</text:span><text:span text:style-name="T7"> ADMINISTRAREA AFACERILOR </text:span></text:p>
      <text:p text:style-name="P25">Programul de studii </text:p>
      <text:p text:style-name="P25">INFORMATICA ECONOMIC<text:span text:style-name="T1">Ă</text:span><text:bookmark-end text:name="__DdeLink__82_36293844541"/></text:p>
      <text:p text:style-name="P14"/>
      <text:p text:style-name="P17"/>
      <text:p text:style-name="P17"/>
      <text:p text:style-name="P17"/>
      <text:p text:style-name="P21"><text:span text:style-name="T2">LUCRARE DE </text:span><text:span text:style-name="T3">LICENȚĂ</text:span></text:p>
      <text:p text:style-name="P20">Gestiunea conținutului în cadrul site-urilor web statice </text:p>
      <text:p text:style-name="P17"/>
      <text:p text:style-name="P17"/>
      <text:p text:style-name="P17"/>
      <text:p text:style-name="P23"/>
      <text:p text:style-name="P17"/>
      <text:p text:style-name="P18"/>
      <text:section text:style-name="Sect1" text:name="Section2">
        <text:p text:style-name="P13">Conducător științific</text:p>
        <text:p text:style-name="P19"><text:span text:style-name="T2">Conf. dr.</text:span> Sângeorzan Livia </text:p>
        <text:p text:style-name="P12">Absolvent</text:p>
        <text:p text:style-name="P24">Vasilică F. Florin</text:p>
      </text:section>
      <text:p text:style-name="P19"/>
      <text:p text:style-name="P19"/>
      <text:p text:style-name="P16"/>
      <text:p text:style-name="P16"/>
      <text:p text:style-name="P16"/>
      <text:p text:style-name="P16">Brașov 2017</text:p>
      <text:p text:style-name="P16"><text:soft-page-break/></text:p>
      <text:p text:style-name="P16"/>
      <text:p text:style-name="P2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o" fo:country="R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end" style:justify-single-word="false"/>
      <style:text-properties style:font-name="Times New Roman" fo:font-family="'Times New Roman'" style:font-family-generic="roman" style:font-pitch="variable" officeooo:rsid="000ee49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0f6212"/>
    </style:style>
    <style:style style:name="MP2" style:family="paragraph" style:parent-style-name="Standard">
      <style:paragraph-properties fo:line-height="150%" fo:text-align="center" style:justify-single-word="false"/>
      <style:text-properties style:font-name="Times New Roman" officeooo:rsid="000f6212" officeooo:paragraph-rsid="0016a72c"/>
    </style:style>
    <style:page-layout style:name="Mpm1">
      <style:page-layout-properties fo:page-width="8.2701in" fo:page-height="11.6902in" style:num-format="1" style:print-orientation="portrait" fo:margin-top="0.9799in" fo:margin-bottom="0.9799in" fo:margin-left="0.9799in" fo:margin-right="0.9799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9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9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  <text:p text:style-name="MP1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8:10:07.618198648</meta:creation-date>
    <dc:date>2017-05-15T21:18:36.662000000</dc:date>
    <meta:editing-duration>PT15M42S</meta:editing-duration>
    <meta:editing-cycles>5</meta:editing-cycles>
    <meta:generator>LibreOffice/5.3.3.2$Windows_X86_64 LibreOffice_project/3d9a8b4b4e538a85e0782bd6c2d430bafe583448</meta:generator>
    <meta:document-statistic meta:table-count="0" meta:image-count="0" meta:object-count="0" meta:page-count="3" meta:paragraph-count="24" meta:word-count="70" meta:character-count="551" meta:non-whitespace-character-count="494"/>
  </office:meta>
</office:document-meta>
</file>